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center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1" style:family="paragraph" style:parent-style-name="Text_20_body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fo:font-weight="bold" style:font-name-asian="Times New Roman3" style:font-weight-asian="bold" style:font-name-complex="Times New Roman3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name-asian="Times New Roman3" style:font-weight-asian="normal" style:font-name-complex="Times New Roman3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style:font-name-asian="Times New Roman3" style:font-name-complex="Times New Roman3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Times New Roman3" style:font-name-complex="Times New Roman3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7" style:family="text">
      <style:text-properties fo:language="en" fo:country="US" fo:font-style="normal" style:font-style-asian="normal" style:font-style-complex="normal"/>
    </style:style>
    <style:style style:name="T18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9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name-asian="Times New Roman3" style:font-style-asian="italic" style:font-name-complex="Times New Roman3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38.png" xlink:type="simple" xlink:show="embed" xlink:actuate="onLoad"/></draw:frame></text:p>
          </table:table-cell>
          <table:table-cell table:style-name="Table1.B1" office:value-type="string">
            <text:h text:style-name="P2" text:outline-level="1">Сравнивающее устройство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6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671cm" svg:height="2.221cm" draw:z-index="1"><draw:image xlink:href="../images/0038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11"><text:span text:style-name="T1">Блок </text:span><text:span text:style-name="T2">векторизован</text:span><text:span text:style-name="T4">, </text:span><text:span text:style-name="T7">р</text:span><text:span text:style-name="T4">еализует (по умолчанию) поэлементное вычитание второго входного векторного </text:span><text:span text:style-name="T7">сигнала</text:span><text:span text:style-name="T4"> из первого</text:span><text:span text:style-name="T1">:</text:span></text:p>
            <text:p text:style-name="P8"><text:span text:style-name="T1"><draw:frame draw:style-name="fr3" draw:name="Object1" text:anchor-type="as-char" svg:width="3.893cm" svg:height="0.62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/text:p>
            <text:p text:style-name="P11"><text:span text:style-name="T1">где </text:span><text:span text:style-name="T1"><draw:frame draw:style-name="fr3" draw:name="Object3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–</text:span><text:span text:style-name="T14"> </text:span><text:span text:style-name="T10">выходной сигнал блока;</text:span><draw:frame draw:style-name="fr3" draw:name="Object4" text:anchor-type="as-char" svg:width="2.693cm" svg:height="0.62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<text:span text:style-name="T13"> </text:span><text:span text:style-name="T6">входные</text:span> сигналы<text:span text:style-name="T10">.</text:span></text:p>
            <text:p text:style-name="P7"><text:span text:style-name="T1">В остальном (кроме поведения по умолчанию и изображения блока) блок аналогичен </text:span><text:span text:style-name="T21">Сумматору</text:span><text:span text:style-name="T1"> – можно задавать любые весовые коэффициенты для каждого из входов.</text:span></text:p>
            <text:p text:style-name="P11"><text:span text:style-name="T9">Свойства</text:span>:</text:p>
            <text:list xml:id="list8242737048912522918" text:style-name="L1">
              <text:list-item>
                <text:p text:style-name="P12">Весовые множители для каждого из входов – <text:span text:style-name="T9">вектор</text:span><text:span text:style-name="T6"> действительных </text:span>чисел, на которые умножаются значения входных сигналов блока. Число входных портов блока равно размерности этого массива. По умолчанию весовые коэффициенты равны <text:span text:style-name="T13">[1,-1] </text:span><text:span text:style-name="T6">для реализации вычитания.</text:span></text:p>
              </text:list-item>
            </text:list>
            <text:p text:style-name="P11"><text:span text:style-name="T6">Входные сигналы</text:span> могут быть <text:span text:style-name="T20">векторами</text:span><draw:frame draw:style-name="fr3" draw:name="Object5" text:anchor-type="as-char" svg:width="4.274cm" svg:height="0.68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,<draw:frame draw:style-name="fr3" draw:name="Object8" text:anchor-type="as-char" svg:width="4.309cm" svg:height="0.68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… <draw:frame draw:style-name="fr3" draw:name="Object6" text:anchor-type="as-char" svg:width="4.429cm" svg:height="0.684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, размерности которых должны быть одинаковы, в этом случае на выходе будет также <text:span text:style-name="T20">вектор</text:span><text:span text:style-name="T13">:</text:span></text:p>
            <text:p text:style-name="P8"><text:span text:style-name="T1"><draw:frame draw:style-name="fr3" draw:name="Объект1" text:anchor-type="as-char" svg:width="12.866cm" svg:height="0.62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">,</text:span></text:p>
            <text:p text:style-name="P11"><text:span text:style-name="T1">где </text:span><text:span text:style-name="T1"><draw:frame draw:style-name="fr3" draw:name="Объект2" text:anchor-type="as-char" svg:width="1.182cm" svg:height="0.621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">–</text:span><text:span text:style-name="T14"> i-</text:span><text:span text:style-name="T10">ый элемент выходного векторного сигнала блока;</text:span></text:p>
            <text:p text:style-name="P11"><draw:frame draw:style-name="fr3" draw:name="Объект3" text:anchor-type="as-char" svg:width="3.087cm" svg:height="0.62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–<text:span text:style-name="T13"> i-</text:span>ый элемент первого, второго и т.д. входного сигнала<text:span text:style-name="T6">.</text:span></text:p>
            <text:p text:style-name="P11"><text:span text:style-name="T5">Примеры</text:span> заполнения <text:span text:style-name="T6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11"><text:span text:style-name="T9">Числовое</text:span><text:span text:style-name="T6"> задание </text:span><text:span text:style-name="T6">свойств</text:span><text:span text:style-name="T6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9">Весовые множители для каждого из входов</text:p>
                </table:table-cell>
                <table:table-cell table:style-name="Таблица1.B3" office:value-type="string">
                  <text:p text:style-name="P11">[<text:span text:style-name="T6">1,-2</text:span>]<text:soft-page-break/>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1"><text:span text:style-name="T3">Именованное</text:span><text:span text:style-name="T5"> задание </text:span><text:span text:style-name="T8">свойств</text:span><text:span text:style-name="T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9">Весовые множители для каждого из входов</text:p>
                </table:table-cell>
                <table:table-cell table:style-name="Таблица1.B3" office:value-type="string">
                  <text:p text:style-name="P11">[<text:span text:style-name="T13">a1,</text:span><text:span text:style-name="T6">-</text:span><text:span text:style-name="T13">a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11"><text:span text:style-name="T3">Смешанное</text:span><text:span text:style-name="T5"> задание </text:span><text:span text:style-name="T8">свойств</text:span><text:span text:style-name="T5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11">Название</text:p>
                </table:table-cell>
                <table:table-cell table:style-name="Таблица1.B2" office:value-type="string">
                  <text:p text:style-name="P11">Значение</text:p>
                </table:table-cell>
              </table:table-row>
              <table:table-row>
                <table:table-cell table:style-name="Таблица1.A3" office:value-type="string">
                  <text:p text:style-name="P9">Весовые множители для каждого из входов</text:p>
                </table:table-cell>
                <table:table-cell table:style-name="Таблица1.B3" office:value-type="string">
                  <text:p text:style-name="P10">[a1, <text:span text:style-name="T6">-1</text:span>]</text:p>
                </table:table-cell>
              </table:table-row>
            </table:table>
            <text:p text:style-name="P11"><text:span text:style-name="T3">Примечани</text:span><text:span text:style-name="T9">я</text:span>:</text:p>
            <text:list xml:id="list182485883815070253" text:style-name="L2">
              <text:list-item>
                <text:p text:style-name="P13"><text:span text:style-name="T6">По умолчанию блок </text:span>формирует выходной сигнал, <text:span text:style-name="T6">равный разности двух входных сигналов (весовых коэффициентов два, и они равны +1 и -1)</text:span>.</text:p>
              </text:list-item>
              <text:list-item>
                <text:p text:style-name="P13"><text:span text:style-name="T17">Именованные свойства </text:span><text:span text:style-name="T11">могут быть заданы </text:span><text:span text:style-name="T17">как </text:span><text:span text:style-name="T15">локальные</text:span><text:span text:style-name="T17"> переменные модели (или субмодели) во вкладке </text:span><text:span text:style-name="T15">Параметры,</text:span><text:span text:style-name="T17"> как </text:span><text:span text:style-name="T15">глобальные</text:span><text:span text:style-name="T17"> сигналы проекта при помощи пункта главного меню </text:span><text:span text:style-name="T12">Сервис</text:span><text:span text:style-name="T17"> </text:span><text:span text:style-name="T18">→</text:span><text:span text:style-name="T19"> </text:span><text:span text:style-name="T16">Сигналы,</text:span><text:span text:style-name="T17"> </text:span><text:span text:style-name="T11">или как </text:span><text:span text:style-name="T12">внешние</text:span><text:span text:style-name="T11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авнивающее устройство</dc:title>
    <dc:date>2014-11-29T00:27:40.78</dc:date>
    <meta:generator>OpenOffice/4.1.1$Win32 OpenOffice.org_project/411m6$Build-9775</meta:generator>
    <meta:editing-duration>PT2H4M23S</meta:editing-duration>
    <meta:editing-cycles>49</meta:editing-cycles>
    <meta:document-statistic meta:table-count="2" meta:image-count="2" meta:object-count="9" meta:page-count="2" meta:paragraph-count="35" meta:word-count="232" meta:character-count="1617"/>
  </office:meta>
</office:document-meta>
</file>

<file path=Object 1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row>
          <mo stretchy="false">(</mo>
          <mrow>
            <mi>t</mi>
          </mrow>
          <mo stretchy="false">)</mo>
        </mrow>
        <mo stretchy="false">=</mo>
        <mover accent="true">
          <msub>
            <mrow>
              <mi>u</mi>
            </mrow>
            <mrow>
              <mn>1</mn>
            </mrow>
          </msub>
          <mo stretchy="false">⃗</mo>
        </mover>
      </mrow>
      <mrow>
        <mrow>
          <mo stretchy="false">(</mo>
          <mrow>
            <mi>t</mi>
          </mrow>
          <mo stretchy="false">)</mo>
        </mrow>
        <mo stretchy="false">−</mo>
        <mover accent="true">
          <msub>
            <mrow>
              <mi>u</mi>
            </mrow>
            <mrow>
              <mn>2</mn>
            </mrow>
          </msub>
          <mo stretchy="false">⃗</mo>
        </mover>
      </mrow>
      <mrow>
        <mo stretchy="false">(</mo>
        <mrow>
          <mi>t</mi>
        </mrow>
        <mo stretchy="false">)</mo>
      </mrow>
    </mrow>
    <annotation encoding="StarMath 5.0">vec{y}(t) = vec{u}_{1}(t) - vec{u}_{2}(t)</annotation>
  </semantics>
</math>
</file>

<file path=Object 10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i/>
      <msub>
        <mi>u</mi>
        <mrow>
          <mn>2,</mn>
          <mi>i</mi>
        </mrow>
      </msub>
      <mrow>
        <mo stretchy="false">(</mo>
        <mrow>
          <mi>t</mi>
        </mrow>
        <mo stretchy="false">)</mo>
      </mrow>
    </mrow>
    <annotation encoding="StarMath 5.0">u_{1,i}(t),~u_{2,i}(t)</annotation>
  </semantics>
</math>
</file>

<file path=Object 2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3/content.xml><?xml version="1.0" encoding="utf-8"?>
<math xmlns="http://www.w3.org/1998/Math/MathML">
  <semantics>
    <mrow>
      <mover accent="true">
        <msub>
          <mrow>
            <mi>u</mi>
          </mrow>
          <mrow>
            <mn>1</mn>
          </mrow>
        </msub>
        <mo stretchy="false">⃗</mo>
      </mover>
      <mrow>
        <mo stretchy="false">(</mo>
        <mrow>
          <mi>t</mi>
        </mrow>
        <mo stretchy="false">)</mo>
      </mrow>
      <mi>,</mi>
      <mi/>
      <mover accent="true">
        <msub>
          <mrow>
            <mi>u</mi>
          </mrow>
          <mrow>
            <mn>2</mn>
          </mrow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{1}(t),~vec{u}_{2}(t)</annotation>
  </semantics>
</math>
</file>

<file path=Object 5/content.xml><?xml version="1.0" encoding="utf-8"?>
<math xmlns="http://www.w3.org/1998/Math/MathML">
  <semantics>
    <mrow>
      <mrow>
        <mover accent="true">
          <mrow>
            <msub>
              <mi>u</mi>
              <mn>1</mn>
            </msub>
          </mrow>
          <mo stretchy="false">⃗</mo>
        </mover>
        <mo stretchy="false">=</mo>
        <mfenced open="[" close="]">
          <mrow>
            <msub>
              <mi>u</mi>
              <mrow>
                <mn>1,1</mn>
              </mrow>
            </msub>
            <mi>,</mi>
            <msub>
              <mi>u</mi>
              <mrow>
                <mn>1,2</mn>
              </mrow>
            </msub>
            <mi>,</mi>
            <mn>...</mn>
            <msub>
              <mi>u</mi>
              <mrow>
                <mn>1,</mn>
                <mi>m</mi>
              </mrow>
            </msub>
          </mrow>
        </mfenced>
      </mrow>
    </mrow>
    <annotation encoding="StarMath 5.0">vec {u_1}=left [
u_{1,1} , u_{1,2} , ... u_{1,m}
right ]</annotation>
  </semantics>
</math>
</file>

<file path=Object 6/content.xml><?xml version="1.0" encoding="utf-8"?>
<math xmlns="http://www.w3.org/1998/Math/MathML">
  <semantics>
    <mrow>
      <mrow>
        <mover accent="true">
          <mrow>
            <msub>
              <mi>u</mi>
              <mn>2</mn>
            </msub>
          </mrow>
          <mo stretchy="false">⃗</mo>
        </mover>
        <mo stretchy="false">=</mo>
        <mfenced open="[" close="]">
          <mrow>
            <msub>
              <mi>u</mi>
              <mrow>
                <mn>2,1</mn>
              </mrow>
            </msub>
            <mi>,</mi>
            <msub>
              <mi>u</mi>
              <mrow>
                <mn>2,2</mn>
              </mrow>
            </msub>
            <mi>,</mi>
            <mn>...</mn>
            <msub>
              <mi>u</mi>
              <mrow>
                <mn>2,</mn>
                <mi>m</mi>
              </mrow>
            </msub>
          </mrow>
        </mfenced>
      </mrow>
    </mrow>
    <annotation encoding="StarMath 5.0">vec {u_2}=left [
u_{2,1} , u_{2,2} , ... u_{2,m}
right ]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u</mi>
              <mi>n</mi>
            </msub>
          </mrow>
          <mo stretchy="false">⃗</mo>
        </mover>
        <mo stretchy="false">=</mo>
        <mfenced open="[" close="]">
          <mrow>
            <msub>
              <mi>u</mi>
              <mrow>
                <mi>n</mi>
                <mn>,1</mn>
              </mrow>
            </msub>
            <mi>,</mi>
            <msub>
              <mi>u</mi>
              <mrow>
                <mi>n</mi>
                <mn>,2</mn>
              </mrow>
            </msub>
            <mi>,</mi>
            <mn>...</mn>
            <msub>
              <mi>u</mi>
              <mrow>
                <mi>n</mi>
                <mi>,</mi>
                <mi>m</mi>
              </mrow>
            </msub>
          </mrow>
        </mfenced>
      </mrow>
    </mrow>
    <annotation encoding="StarMath 5.0">vec {u_n}=left [
u_{n,1} , u_{n,2} , ... u_{n,m}
right ]</annotation>
  </semantics>
</math>
</file>

<file path=Object 8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1</mn>
          </msub>
          <mo stretchy="false">⋅</mo>
          <msub>
            <mi>u</mi>
            <mrow>
              <mn>1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b>
            <mi>u</mi>
            <mrow>
              <mn>2,</mn>
              <mi>i</mi>
            </mrow>
          </msub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3</mn>
          </msub>
          <mo stretchy="false">⋅</mo>
          <msub>
            <mi>u</mi>
            <mrow>
              <mn>3,</mn>
              <mi>i</mi>
            </mrow>
          </msub>
        </mrow>
      </mrow>
      <mrow>
        <mrow>
          <mrow>
            <mo stretchy="false">(</mo>
            <mrow>
              <mi>t</mi>
            </mrow>
            <mo stretchy="false">)</mo>
          </mrow>
          <mo stretchy="false">+</mo>
          <mn>...</mn>
        </mrow>
        <mo stretchy="false">+</mo>
        <mrow>
          <msub>
            <mi>a</mi>
            <mi>n</mi>
          </msub>
          <mo stretchy="false">⋅</mo>
          <msub>
            <mi>u</mi>
            <mrow>
              <mi>n</mi>
              <mi>,</mi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m</mn>
      </mrow>
    </mrow>
    <annotation encoding="StarMath 5.0">y_i(t) = a_1 cdot u_{1,i}(t) + a_2 cdot u_{2,i}(t) + a_3 cdot u_{3,i}(t) + ... + a_n cdot u_{n,i}(t) , ~i=1...m</annotation>
  </semantics>
</math>
</file>

<file path=Object 9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